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text-properties fo:font-weight="normal" style:font-weight-asian="normal" style:font-weight-complex="normal"/>
    </style:style>
    <style:style style:name="P3" style:family="paragraph" style:parent-style-name="Standard">
      <style:paragraph-properties fo:line-height="15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ngs changed</text:span> other than muxes</text:p>
      <text:p text:style-name="P2"/>
      <text:p text:style-name="P2">ADJ11 was added to support the jsr, it shifts and sign extends offset11 to 16 bits</text:p>
      <text:p text:style-name="P2"/>
      <text:p text:style-name="P2">JSRRadd was added to support the jsr, it adds the shifted extended offset11 to the Pcout</text:p>
      <text:p text:style-name="P2"/>
      <text:p text:style-name="P2">DestMux was added to support trap and jsr jsrr commands that save pc to r7, it allows the destination of the regfile to be set to the register from the IR, or r6, or r7...r6 support added for assumed need for stack... but not used</text:p>
      <text:p text:style-name="P2"/>
      <text:p text:style-name="P2">adj6 now also generated an unshifted output to support the LDB and STB instructions, this block generates both a shifted and sign extended(LDR LDI STR STI) <text:s/>output and a not shifted but sign extended output(LDB STB)</text:p>
      <text:p text:style-name="P2"/>
      <text:p text:style-name="P2">IMM4 added to support shifting operations, it zero extends the 4 bit imm4 to 16 bits to be used in the alu to determine SHF magnitude(LSHF RSHFL RSHFA)</text:p>
      <text:p text:style-name="P2"/>
      <text:p text:style-name="P2">ALU modified to support shifting operations(LSHF RSHFL RSHFA)(+ existing)</text:p>
      <text:p text:style-name="P2"/>
      <text:p text:style-name="P2">zextShiftTrap added to support trap, it shifts the trapvec left, then zero sign extends to 16 bits</text:p>
      <text:p text:style-name="P2"/>
      <text:p text:style-name="P2">mdrzext added to support ldb, zero sign extends the byte retrieved into mdr to 16 bits before passing onward for use.</text:p>
      <text:p text:style-name="P2"/>
      <text:p text:style-name="P2">ByteUp added to support stb, moves the byte to be stored to the upper 8 of the 16 bits before moving to memory so that the byte is mapped into memory correctly</text:p>
      <text:p text:style-name="P2"/>
      <text:p text:style-name="P2">IR was extended to support additional outputs for jsrr trap shf...all that was changed was the addition of outputs...IR supports all instructions</text:p>
      <text:p text:style-name="P2"/>
      <text:p text:style-name="P2"/>
      <text:p text:style-name="P2"/>
      <text:p text:style-name="P2"/>
      <text:p text:style-name="P1"><text:soft-page-break/>Testing philosophy.</text:p>
      <text:p text:style-name="P2"><text:tab/>Testing was done by writing and simulating code using ASHIDE, after each simulation final register values were compared between the simulator and the waveform to ensure that both reached the same results and both reached the same PC values. While this high level view of testing procedure describes how final correctness was checked, debugging difficulty was controlled through the gradual extension of the testing code as new instructions were implemented on the cpu. As a result of this, bugs were spotted soon after each change that caused them, hence the scope of each issue was manageable. As an additional safe guard against loss of previously functional instructions, the test code employed checks after each operation that would flag if a previously functional instruction was no longer working. As a final insurance that correct test results would entail a functional system, many changes <text:s/>throughout the test are dependent upon values produced in previous tests, this should ensure that any error from one section that is not caught(not sure how it could be missed as I check each value) will create errors in future sections of the code that will hopefully be caught.</text:p>
      <text:p text:style-name="P2"><text:tab/>Things that were specifically checked include use of each instruction multiple times, use of add with negative numbers and overflow, use of each shifting operation with checks that the correct bits are being shifted in, use of loads and stores of all types including checking that stb only changed the correct byte of data, use of various jump branch jsr and trap routines with use of ret.</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Page</meta:initial-creator>
    <meta:creation-date>2013-02-06T15:45:07</meta:creation-date>
    <dc:date>2013-02-06T16:34:38</dc:date>
    <dc:creator>Scott Page</dc:creator>
    <meta:editing-duration>PT16M11S</meta:editing-duration>
    <meta:editing-cycles>3</meta:editing-cycles>
    <meta:generator>LibreOffice/3.4$Unix LibreOffice_project/340m1$Build-502</meta:generator>
    <meta:printed-by>Scott Page</meta:printed-by>
    <meta:print-date>2013-02-06T16:29:21</meta:print-date>
    <meta:document-statistic meta:table-count="0" meta:image-count="0" meta:object-count="0" meta:page-count="2" meta:paragraph-count="14" meta:word-count="507" meta:character-count="2977" meta:non-whitespace-character-count="2480"/>
  </office:meta>
</office:document-meta>
</file>